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beac" officeooo:paragraph-rsid="000dbeac"/>
    </style:style>
    <style:style style:name="P2" style:family="paragraph" style:parent-style-name="Standard">
      <style:paragraph-properties fo:text-align="start" style:justify-single-word="false"/>
      <style:text-properties officeooo:rsid="000dbeac" officeooo:paragraph-rsid="000dbe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by Step Guide To Web Hosting With GoDaddy</text:p>
      <text:p text:style-name="P1">(Note: It will take up to hours before your website is up and running)</text:p>
      <text:p text:style-name="P1"/>
      <text:p text:style-name="P2">1) Upload Files using Filezilla</text:p>
      <text:p text:style-name="P2">2) Upload Files using Cyberduck</text:p>
      <text:p text:style-name="P2">3) Using the Web Disk Option</text:p>
      <text:p text:style-name="P2"><text:tab/>- I created a Main Web Disk Account</text:p>
      <text:p text:style-name="P2"><text:tab/>- </text:p>
      <text:p text:style-name="P2">4) FTP Account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6:43:04.128058214</meta:creation-date>
    <meta:editing-duration>P5DT1H12M27S</meta:editing-duration>
    <meta:editing-cycles>2</meta:editing-cycles>
    <meta:generator>LibreOffice/4.2.7.2$Linux_X86_64 LibreOffice_project/420m0$Build-2</meta:generator>
    <meta:initial-creator>Aaron Jones</meta:initial-creator>
    <dc:date>2015-03-09T08:12:19.218511650</dc:date>
    <dc:creator>Aaron Jones</dc:creator>
    <meta:document-statistic meta:table-count="0" meta:image-count="0" meta:object-count="0" meta:page-count="1" meta:paragraph-count="8" meta:word-count="51" meta:character-count="260" meta:non-whitespace-character-count="214"/>
  </office:meta>
</office:document-meta>
</file>